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1pt" fo:font-weight="bold" style:font-size-asian="11pt" style:font-weight-asian="bold" style:font-size-complex="11pt"/>
    </style:style>
    <style:style style:name="P2" style:family="paragraph" style:parent-style-name="Standard">
      <style:text-properties style:font-name="Georgia" fo:font-size="11pt" fo:font-weight="bold" officeooo:rsid="00212355" style:font-size-asian="11pt" style:font-weight-asian="bold" style:font-size-complex="11pt"/>
    </style:style>
    <style:style style:name="P3" style:family="paragraph" style:parent-style-name="Standard">
      <style:text-properties style:font-name="Georgia" fo:font-size="11pt" fo:font-weight="bold" officeooo:paragraph-rsid="001fc29e" style:font-size-asian="11pt" style:font-weight-asian="bold" style:font-size-complex="11pt"/>
    </style:style>
    <style:style style:name="P4" style:family="paragraph" style:parent-style-name="Standard">
      <style:text-properties style:font-name="Georgia" fo:font-size="11pt" fo:font-weight="bold" officeooo:paragraph-rsid="00255c51" style:font-size-asian="11pt" style:font-weight-asian="bold" style:font-size-complex="11pt"/>
    </style:style>
    <style:style style:name="P5" style:family="paragraph" style:parent-style-name="Standard">
      <style:text-properties style:font-name="Georgia" fo:font-size="11pt" fo:font-weight="bold" officeooo:paragraph-rsid="00274e96" style:font-size-asian="11pt" style:font-weight-asian="bold" style:font-size-complex="11pt"/>
    </style:style>
    <style:style style:name="P6" style:family="paragraph" style:parent-style-name="Standard">
      <style:text-properties style:font-name="Georgia" fo:font-size="11pt" fo:font-weight="bold" officeooo:paragraph-rsid="002916ba" style:font-size-asian="11pt" style:font-weight-asian="bold" style:font-size-complex="11pt"/>
    </style:style>
    <style:style style:name="P7" style:family="paragraph" style:parent-style-name="Standard">
      <style:text-properties style:font-name="Georgia" fo:font-size="11pt" fo:font-weight="bold" officeooo:paragraph-rsid="0029f53c" style:font-size-asian="11pt" style:font-weight-asian="bold" style:font-size-complex="11pt"/>
    </style:style>
    <style:style style:name="P8" style:family="paragraph" style:parent-style-name="Standard">
      <style:text-properties style:font-name="Georgia" fo:font-size="11pt" fo:font-weight="bold" officeooo:paragraph-rsid="0034dcda" style:font-size-asian="11pt" style:font-weight-asian="bold" style:font-size-complex="11pt"/>
    </style:style>
    <style:style style:name="P9" style:family="paragraph" style:parent-style-name="Standard">
      <style:text-properties style:font-name="Georgia" fo:font-size="11pt" fo:font-weight="bold" officeooo:paragraph-rsid="0038bf88" style:font-size-asian="11pt" style:font-weight-asian="bold" style:font-size-complex="11pt"/>
    </style:style>
    <style:style style:name="P10" style:family="paragraph" style:parent-style-name="Standard">
      <style:text-properties style:font-name="Georgia" fo:font-size="11pt" fo:font-weight="bold" officeooo:paragraph-rsid="003abb74" style:font-size-asian="11pt" style:font-weight-asian="bold" style:font-size-complex="11pt"/>
    </style:style>
    <style:style style:name="P11" style:family="paragraph" style:parent-style-name="Standard">
      <style:text-properties style:font-name="Georgia" fo:font-size="11pt" fo:font-weight="bold" officeooo:paragraph-rsid="003e50ce" style:font-size-asian="11pt" style:font-weight-asian="bold" style:font-size-complex="11pt"/>
    </style:style>
    <style:style style:name="P12" style:family="paragraph" style:parent-style-name="Standard">
      <style:text-properties style:font-name="Georgia" fo:font-size="11pt" fo:font-weight="bold" officeooo:paragraph-rsid="0049c2ee" style:font-size-asian="11pt" style:font-weight-asian="bold" style:font-size-complex="11pt"/>
    </style:style>
    <style:style style:name="P13" style:family="paragraph" style:parent-style-name="Standard">
      <style:text-properties style:font-name="Georgia" fo:font-size="11pt" fo:font-weight="bold" officeooo:paragraph-rsid="004a131a" style:font-size-asian="11pt" style:font-weight-asian="bold" style:font-size-complex="11pt"/>
    </style:style>
    <style:style style:name="P14" style:family="paragraph" style:parent-style-name="Standard">
      <style:text-properties style:font-name="Georgia" fo:font-size="11pt" fo:font-weight="bold" officeooo:paragraph-rsid="004d600e" style:font-size-asian="11pt" style:font-weight-asian="bold" style:font-size-complex="11pt"/>
    </style:style>
    <style:style style:name="P15" style:family="paragraph" style:parent-style-name="Standard">
      <style:text-properties style:font-name="Georgia" fo:font-size="11pt" fo:font-weight="bold" officeooo:paragraph-rsid="004fd2f0" style:font-size-asian="11pt" style:font-weight-asian="bold" style:font-size-complex="11pt"/>
    </style:style>
    <style:style style:name="P16" style:family="paragraph" style:parent-style-name="Standard">
      <style:text-properties style:font-name="Georgia" fo:font-size="11pt" fo:font-weight="bold" fo:background-color="#ffff00" style:font-size-asian="11pt" style:font-weight-asian="bold" style:font-size-complex="11pt"/>
    </style:style>
    <style:style style:name="P17" style:family="paragraph" style:parent-style-name="Standard">
      <style:text-properties style:font-name="Georgia" fo:font-size="11pt" fo:font-weight="bold" officeooo:paragraph-rsid="001fc29e" fo:background-color="#ffff00" style:font-size-asian="11pt" style:font-weight-asian="bold" style:font-size-complex="11pt"/>
    </style:style>
    <style:style style:name="P18" style:family="paragraph" style:parent-style-name="Standard">
      <style:text-properties style:font-name="Georgia" fo:font-size="11pt" fo:font-weight="normal" officeooo:rsid="00430623" officeooo:paragraph-rsid="00430623" style:font-size-asian="11pt" style:font-weight-asian="normal" style:font-size-complex="11pt" style:font-weight-complex="normal"/>
    </style:style>
    <style:style style:name="P19" style:family="paragraph" style:parent-style-name="Standard">
      <style:text-properties style:font-name="Georgia" fo:font-size="11pt" fo:font-weight="normal" officeooo:paragraph-rsid="001fc29e" style:font-size-asian="11pt" style:font-weight-asian="normal" style:font-size-complex="11pt" style:font-weight-complex="normal"/>
    </style:style>
    <style:style style:name="P20" style:family="paragraph" style:parent-style-name="Standard">
      <style:text-properties style:font-name="Georgia" fo:font-size="11pt" fo:font-weight="normal" officeooo:rsid="0045826b" officeooo:paragraph-rsid="0049c2ee" style:font-size-asian="11pt" style:font-weight-asian="normal" style:font-size-complex="11pt" style:font-weight-complex="normal"/>
    </style:style>
    <style:style style:name="P21" style:family="paragraph" style:parent-style-name="Standard">
      <style:text-properties fo:font-size="11pt" style:font-size-asian="11pt" style:font-size-complex="11pt"/>
    </style:style>
    <style:style style:name="P22" style:family="paragraph" style:parent-style-name="Standard">
      <style:text-properties fo:font-size="11pt" officeooo:paragraph-rsid="002916ba" style:font-size-asian="11pt" style:font-size-complex="11pt"/>
    </style:style>
    <style:style style:name="P23" style:family="paragraph" style:parent-style-name="Standard">
      <style:text-properties fo:font-size="11pt" officeooo:paragraph-rsid="0029f53c" style:font-size-asian="11pt" style:font-size-complex="11pt"/>
    </style:style>
    <style:style style:name="P24" style:family="paragraph" style:parent-style-name="Standard">
      <style:text-properties style:use-window-font-color="true" style:font-name="Georgia" fo:font-size="11pt" fo:language="en" fo:country="US" fo:font-weight="bold" officeooo:rsid="002c9722" officeooo:paragraph-rsid="002c9722" style:letter-kerning="false" style:font-name-asian="Calibri1" style:font-size-asian="11pt" style:language-asian="en" style:country-asian="US" style:font-weight-asian="bold" style:font-name-complex="DejaVu Sans" style:font-size-complex="11pt" style:language-complex="ar" style:country-complex="SA"/>
    </style:style>
    <style:style style:name="P25" style:family="paragraph" style:parent-style-name="Standard">
      <style:text-properties style:use-window-font-color="true" style:font-name="Georgia" fo:font-size="11pt" fo:language="en" fo:country="US" fo:font-weight="normal" officeooo:rsid="0039947b" officeooo:paragraph-rsid="0039947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6" style:family="paragraph" style:parent-style-name="Standard" style:master-page-name="Standard">
      <style:paragraph-properties style:page-number="auto"/>
      <style:text-properties style:font-name="Georgia" fo:font-size="11pt" fo:font-weight="bold" style:font-size-asian="11pt" style:font-weight-asian="bold" style:font-size-complex="11pt"/>
    </style:style>
    <style:style style:name="P27" style:family="paragraph" style:parent-style-name="Standard">
      <style:text-properties style:font-name="Georgia" fo:font-size="11pt" fo:font-weight="normal" officeooo:paragraph-rsid="001fc29e" style:font-size-asian="11pt" style:font-weight-asian="normal" style:font-size-complex="11pt" style:font-weight-complex="normal"/>
    </style:style>
    <style:style style:name="P28" style:family="paragraph" style:parent-style-name="Standard">
      <style:text-properties style:font-name="Georgia" fo:font-size="11pt" fo:font-weight="normal" officeooo:rsid="005284c2" officeooo:paragraph-rsid="005284c2" style:font-size-asian="11pt" style:font-weight-asian="normal" style:font-size-complex="11pt" style:font-weight-complex="normal"/>
    </style:style>
    <style:style style:name="P29" style:family="paragraph" style:parent-style-name="Standard">
      <style:text-properties style:font-name="Georgia" fo:font-size="11pt" fo:font-weight="normal" officeooo:rsid="0061eaf5" officeooo:paragraph-rsid="0061eaf5" style:font-size-asian="11pt" style:font-weight-asian="normal" style:font-size-complex="11pt" style:font-weight-complex="normal"/>
    </style:style>
    <style:style style:name="P30" style:family="paragraph" style:parent-style-name="Standard">
      <style:text-properties style:font-name="Georgia" fo:font-size="11pt" fo:font-weight="normal" officeooo:rsid="0063c144" officeooo:paragraph-rsid="0063c144" style:font-size-asian="11pt" style:font-weight-asian="normal" style:font-size-complex="11pt" style:font-weight-complex="normal"/>
    </style:style>
    <style:style style:name="P31" style:family="paragraph" style:parent-style-name="Standard">
      <style:text-properties style:font-name="Georgia" fo:font-size="11pt" fo:font-weight="normal" officeooo:rsid="0064b9a9" officeooo:paragraph-rsid="0064b9a9" style:font-size-asian="11pt" style:font-weight-asian="normal" style:font-size-complex="11pt" style:font-weight-complex="normal"/>
    </style:style>
    <style:style style:name="P32" style:family="paragraph" style:parent-style-name="Standard">
      <style:text-properties style:font-name="Georgia" fo:font-size="11pt" fo:font-weight="normal" officeooo:rsid="0064ef13" officeooo:paragraph-rsid="0064ef13" style:font-size-asian="11pt" style:font-weight-asian="normal" style:font-size-complex="11pt" style:font-weight-complex="normal"/>
    </style:style>
    <style:style style:name="P33" style:family="paragraph" style:parent-style-name="Standard">
      <style:text-properties style:font-name="Georgia" fo:font-size="11pt" fo:font-weight="bold" officeooo:paragraph-rsid="0049c2ee" style:font-size-asian="11pt" style:font-weight-asian="bold" style:font-size-complex="11pt"/>
    </style:style>
    <style:style style:name="P34" style:family="paragraph" style:parent-style-name="Standard">
      <style:text-properties style:font-name="Georgia" fo:font-size="11pt" fo:font-weight="bold" officeooo:paragraph-rsid="0054ebbc" style:font-size-asian="11pt" style:font-weight-asian="bold" style:font-size-complex="11pt"/>
    </style:style>
    <style:style style:name="P35" style:family="paragraph" style:parent-style-name="Standard">
      <style:text-properties style:font-name="Georgia" fo:font-size="11pt" fo:font-weight="bold" officeooo:paragraph-rsid="0034dcda" style:font-size-asian="11pt" style:font-weight-asian="bold" style:font-size-complex="11pt"/>
    </style:style>
    <style:style style:name="P36" style:family="paragraph" style:parent-style-name="Standard">
      <style:text-properties style:font-name="Georgia" fo:font-size="11pt" fo:font-weight="bold" officeooo:paragraph-rsid="005889b8" style:font-size-asian="11pt" style:font-weight-asian="bold" style:font-size-complex="11pt"/>
    </style:style>
    <style:style style:name="P37" style:family="paragraph" style:parent-style-name="Standard">
      <style:text-properties style:font-name="Georgia" fo:font-size="11pt" fo:font-weight="bold" officeooo:paragraph-rsid="005bdc45" style:font-size-asian="11pt" style:font-weight-asian="bold" style:font-size-complex="11pt"/>
    </style:style>
    <style:style style:name="P38" style:family="paragraph" style:parent-style-name="Standard">
      <style:text-properties style:font-name="Georgia" fo:font-size="11pt" fo:font-weight="bold" officeooo:paragraph-rsid="005d5ab4" style:font-size-asian="11pt" style:font-weight-asian="bold" style:font-size-complex="11pt"/>
    </style:style>
    <style:style style:name="P39" style:family="paragraph" style:parent-style-name="Standard">
      <style:text-properties style:font-name="Georgia" fo:font-size="11pt" fo:font-weight="bold" officeooo:paragraph-rsid="001fc29e" style:font-size-asian="11pt" style:font-weight-asian="bold" style:font-size-complex="11pt"/>
    </style:style>
    <style:style style:name="P40" style:family="paragraph" style:parent-style-name="Standard">
      <style:text-properties style:font-name="Georgia" fo:font-size="11pt" fo:font-weight="bold" officeooo:paragraph-rsid="00255c51" style:font-size-asian="11pt" style:font-weight-asian="bold" style:font-size-complex="11pt"/>
    </style:style>
    <style:style style:name="P41" style:family="paragraph" style:parent-style-name="Standard">
      <style:text-properties style:font-name="Georgia" fo:font-size="11pt" fo:font-weight="bold" officeooo:paragraph-rsid="00657d66" style:font-size-asian="11pt" style:font-weight-asian="bold" style:font-size-complex="11pt"/>
    </style:style>
    <style:style style:name="P42" style:family="paragraph" style:parent-style-name="Standard">
      <style:text-properties officeooo:paragraph-rsid="00418e97"/>
    </style:style>
    <style:style style:name="P43" style:family="paragraph" style:parent-style-name="Standard">
      <style:text-properties fo:font-size="11pt" officeooo:paragraph-rsid="0061b82d" style:font-size-asian="11pt" style:font-size-complex="11pt"/>
    </style:style>
    <style:style style:name="P44" style:family="paragraph" style:parent-style-name="Standard">
      <style:text-properties officeooo:paragraph-rsid="0061b82d"/>
    </style:style>
    <style:style style:name="T1" style:family="text">
      <style:text-properties style:font-name="Georgia" fo:font-weight="bold" style:font-weight-asian="bold"/>
    </style:style>
    <style:style style:name="T2" style:family="text">
      <style:text-properties style:font-name="Georgia" fo:font-weight="bold" officeooo:rsid="002916ba" style:font-weight-asian="bold"/>
    </style:style>
    <style:style style:name="T3" style:family="text">
      <style:text-properties style:font-name="Georgia" fo:font-weight="bold" officeooo:rsid="0029f53c" style:font-weight-asian="bold"/>
    </style:style>
    <style:style style:name="T4" style:family="text">
      <style:text-properties style:font-name="Georgia" fo:font-weight="bold" officeooo:rsid="002b8a51" style:font-weight-asian="bold"/>
    </style:style>
    <style:style style:name="T5" style:family="text">
      <style:text-properties style:font-name="Georgia" fo:font-weight="bold" fo:background-color="#ffff00" loext:char-shading-value="0" style:font-weight-asian="bold"/>
    </style:style>
    <style:style style:name="T6" style:family="text">
      <style:text-properties style:font-name="Georgia" fo:font-size="11pt" fo:font-weight="normal" officeooo:rsid="003e50ce" style:font-size-asian="11pt" style:font-weight-asian="normal" style:font-size-complex="11pt" style:font-weight-complex="normal"/>
    </style:style>
    <style:style style:name="T7" style:family="text">
      <style:text-properties style:font-name="Georgia" fo:font-size="11pt" fo:font-weight="normal" officeooo:rsid="00418e97" style:font-size-asian="11pt" style:font-weight-asian="normal" style:font-size-complex="11pt" style:font-weight-complex="normal"/>
    </style:style>
    <style:style style:name="T8" style:family="text">
      <style:text-properties style:font-name="Georgia" fo:font-size="11pt" fo:font-weight="normal" officeooo:rsid="0061b82d" style:font-size-asian="11pt" style:font-weight-asian="normal" style:font-size-complex="11pt" style:font-weight-complex="normal"/>
    </style:style>
    <style:style style:name="T9" style:family="text">
      <style:text-properties style:font-name="Georgia" fo:font-size="11pt" fo:font-weight="bold" style:font-size-asian="11pt" style:font-weight-asian="bold" style:font-size-complex="11pt"/>
    </style:style>
    <style:style style:name="T10" style:family="text">
      <style:text-properties style:font-name="Georgia" fo:font-size="11pt" fo:font-weight="bold" officeooo:rsid="002c9722" style:font-size-asian="11pt" style:font-weight-asian="bold" style:font-size-complex="11pt"/>
    </style:style>
    <style:style style:name="T11" style:family="text">
      <style:text-properties style:font-name="Georgia" fo:font-size="11pt" fo:font-weight="bold" officeooo:rsid="003553b4" style:font-size-asian="11pt" style:font-weight-asian="bold" style:font-size-complex="11pt"/>
    </style:style>
    <style:style style:name="T12" style:family="text">
      <style:text-properties style:font-name="Georgia" fo:font-weight="normal" officeooo:rsid="0061df7f" style:font-weight-asian="normal" style:font-weight-complex="normal"/>
    </style:style>
    <style:style style:name="T13" style:family="text">
      <style:text-properties officeooo:rsid="00228739"/>
    </style:style>
    <style:style style:name="T14" style:family="text">
      <style:text-properties officeooo:rsid="00242c0e"/>
    </style:style>
    <style:style style:name="T15" style:family="text">
      <style:text-properties fo:font-weight="normal" officeooo:rsid="003abb74" style:font-weight-asian="normal" style:font-weight-complex="normal"/>
    </style:style>
    <style:style style:name="T16" style:family="text">
      <style:text-properties fo:font-weight="normal" officeooo:rsid="003ca89d" style:font-weight-asian="normal" style:font-weight-complex="normal"/>
    </style:style>
    <style:style style:name="T17" style:family="text">
      <style:text-properties fo:font-weight="normal" officeooo:rsid="00473434" style:font-weight-asian="normal" style:font-weight-complex="normal"/>
    </style:style>
    <style:style style:name="T18" style:family="text">
      <style:text-properties fo:font-weight="normal" officeooo:rsid="00486c79" style:font-weight-asian="normal" style:font-weight-complex="normal"/>
    </style:style>
    <style:style style:name="T19" style:family="text">
      <style:text-properties fo:font-weight="normal" officeooo:rsid="0049c2ee" style:font-weight-asian="normal" style:font-weight-complex="normal"/>
    </style:style>
    <style:style style:name="T20" style:family="text">
      <style:text-properties fo:font-weight="normal" officeooo:rsid="004a131a" style:font-weight-asian="normal" style:font-weight-complex="normal"/>
    </style:style>
    <style:style style:name="T21" style:family="text">
      <style:text-properties fo:font-weight="normal" officeooo:rsid="004b36cf" style:font-weight-asian="normal" style:font-weight-complex="normal"/>
    </style:style>
    <style:style style:name="T22" style:family="text">
      <style:text-properties fo:font-weight="normal" officeooo:rsid="004b8da3" style:font-weight-asian="normal" style:font-weight-complex="normal"/>
    </style:style>
    <style:style style:name="T23" style:family="text">
      <style:text-properties fo:font-weight="normal" officeooo:rsid="004bf191" style:font-weight-asian="normal" style:font-weight-complex="normal"/>
    </style:style>
    <style:style style:name="T24" style:family="text">
      <style:text-properties fo:font-weight="normal" officeooo:rsid="004fd2f0" style:font-weight-asian="normal" style:font-weight-complex="normal"/>
    </style:style>
    <style:style style:name="T25" style:family="text">
      <style:text-properties fo:font-weight="normal" officeooo:rsid="0053ed77" style:font-weight-asian="normal" style:font-weight-complex="normal"/>
    </style:style>
    <style:style style:name="T26" style:family="text">
      <style:text-properties fo:font-weight="normal" officeooo:rsid="0054ebbc" style:font-weight-asian="normal" style:font-weight-complex="normal"/>
    </style:style>
    <style:style style:name="T27" style:family="text">
      <style:text-properties fo:font-weight="normal" officeooo:rsid="00569f0e" style:font-weight-asian="normal" style:font-weight-complex="normal"/>
    </style:style>
    <style:style style:name="T28" style:family="text">
      <style:text-properties fo:font-weight="normal" officeooo:rsid="005bdc45" style:font-weight-asian="normal" style:font-weight-complex="normal"/>
    </style:style>
    <style:style style:name="T29" style:family="text">
      <style:text-properties fo:font-weight="normal" officeooo:rsid="005c8edc" style:font-weight-asian="normal" style:font-weight-complex="normal"/>
    </style:style>
    <style:style style:name="T30" style:family="text">
      <style:text-properties fo:font-weight="normal" officeooo:rsid="005d5ab4" style:font-weight-asian="normal" style:font-weight-complex="normal"/>
    </style:style>
    <style:style style:name="T31" style:family="text">
      <style:text-properties fo:font-weight="normal" officeooo:rsid="005e8e7b" style:font-weight-asian="normal" style:font-weight-complex="normal"/>
    </style:style>
    <style:style style:name="T32" style:family="text">
      <style:text-properties fo:font-weight="normal" officeooo:rsid="0060269c" style:font-weight-asian="normal" style:font-weight-complex="normal"/>
    </style:style>
    <style:style style:name="T33" style:family="text">
      <style:text-properties fo:font-weight="normal" officeooo:rsid="00605db8" style:font-weight-asian="normal" style:font-weight-complex="normal"/>
    </style:style>
    <style:style style:name="T34" style:family="text">
      <style:text-properties officeooo:rsid="00412524"/>
    </style:style>
    <style:style style:name="T35" style:family="text">
      <style:text-properties fo:font-style="italic" officeooo:rsid="004ec41b" style:font-style-asian="italic" style:font-style-complex="italic" style:font-weight-complex="bold"/>
    </style:style>
    <style:style style:name="T36" style:family="text">
      <style:text-properties fo:font-style="italic" officeooo:rsid="005889b8" style:font-style-asian="italic" style:font-style-complex="italic"/>
    </style:style>
    <style:style style:name="T37" style:family="text">
      <style:text-properties fo:font-style="italic" style:text-underline-style="none" officeooo:rsid="005889b8" style:font-style-asian="italic" style:font-style-complex="italic"/>
    </style:style>
    <style:style style:name="T38" style:family="text">
      <style:text-properties fo:font-style="normal" fo:font-weight="normal" officeooo:rsid="005889b8" style:font-style-asian="normal" style:font-weight-asian="normal" style:font-style-complex="normal" style:font-weight-complex="normal"/>
    </style:style>
    <style:style style:name="T39" style:family="text">
      <style:text-properties fo:font-style="normal" fo:font-weight="normal" officeooo:rsid="0058a2c6" style:font-style-asian="normal" style:font-weight-asian="normal" style:font-style-complex="normal" style:font-weight-complex="normal"/>
    </style:style>
    <style:style style:name="T40" style:family="text">
      <style:text-properties style:use-window-font-color="true" style:font-name="Georgia" fo:font-size="11pt" fo:language="en" fo:country="US" fo:font-weight="normal" officeooo:rsid="006011b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1" style:family="text">
      <style:text-properties style:use-window-font-color="true" style:font-name="Georgia" fo:font-size="11pt" fo:language="en" fo:country="US" fo:font-weight="normal" officeooo:rsid="0061b82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Ethnography</text:p>
      <text:p text:style-name="P2"/>
      <text:p text:style-name="P16"><text:bookmark-start text:name="1"/>Questions of Place.<text:bookmark-end text:name="1"/></text:p>
      <text:p text:style-name="P1">Geography</text:p>
      <text:p text:style-name="P24">Where is this culture?</text:p>
      <text:p text:style-name="P25">The Vanhar are the Forhos waith of Glinoras who fled into the Morinuin. The Vanhar people at first shared the same culture as the Waith of the Four Cities, however in time the subterranean isolation warped their minds. Vanhar territory is <text:span text:style-name="T34">primarily in </text:span>caves beneath East Luazil, <text:span text:style-name="T34">though after the end of the Usada some took to the surface world.</text:span></text:p>
      <text:p text:style-name="P1"/>
      <text:p text:style-name="P1">Civilization</text:p>
      <text:p text:style-name="P10">What are the borders of society like?</text:p>
      <text:p text:style-name="P11"><text:span text:style-name="T15">The Vanhar are primarily distributed—they have few cities, though they inhabit several thousand small villages in the Morinuin. </text:span><text:span text:style-name="T16">The edges of their civilization are unremarkable; dark tunnels and caverns expanding endlessly beneath the world.</text:span><text:line-break/>How many people live here?</text:p>
      <text:p text:style-name="P42"><text:span text:style-name="T6">At 55 kyr BBT, the Vanhar numbered </text:span><text:span text:style-name="T40">483</text:span><text:span text:style-name="T6">,000. However, after the end of the Usada some </text:span><text:span text:style-name="T40">5</text:span><text:span text:style-name="T7">0,000</text:span><text:span text:style-name="T6"> Vanhar exited the Morinuin.</text:span><text:span text:style-name="T9"><text:line-break/>Where do they congregate? </text:span><text:span text:style-name="T10">Do they have cities, tribes, bands?</text:span></text:p>
      <text:p text:style-name="P18">The two largest cities of the Morinuin are Undutalath and Lumiria. Created in the ancient times by the Ariel of the Forhos, the cities are magnificent. The cities lie in massive caves with their own ecosystems filled with plants and animals fashioned by the Ariel of the past.</text:p>
      <text:p text:style-name="P1"/>
      <text:p text:style-name="P17"><text:bookmark-start text:name="14"/>Questions of Technology.<text:bookmark-end text:name="14"/></text:p>
      <text:p text:style-name="P3">Describe the technological level of the society.</text:p>
      <text:p text:style-name="P3"/>
      <text:p text:style-name="P19">[['Daily usage of fire', 21942000], ['Fictive language', 4906000], ['Surface mining', 3054000], ['Non-sailing boats', 2832000], ['Shaft mining', 2682000], ['Pottery', 1202000], ['Obsidian trade networks', 758000], ['Neolithic period', 608000], ['Settlement size: 100', 608000], ['Agriculture', 608000], ['Animal Husbandry', 608000], ['Archery', 608000], ['Timekeeping', 608000], ['Granaries appear', 572000], ['Non-burial spiritual architecture', 534000], ['Proto-writing', 386000], ['Settlement size: 800', 386000], ['\nCharcolithic period', 312000], ['Copper working', 312000], ['Early textiles', 312000], ['Settlement size: 4000', 312000], ['Early Proto-Indo-European Millenium', 276000], ['Trapping', 276000], ['Carpentry', 276000], ['Founding of Eridu', 268000], ['Founding of Uruk', 202000], ['Late Proto-Indo-European Millenium', 164000], ['Significant Masonry', 164000], ['Paved roads', 164000], ['Earliest complex civilizations', 164000], ['Founding of Ur', 150000], ['\nBronze Age', 128000], ['Spear and shield formations', 128000], ['Wheel', 128000], ['Horseback riding', 128000], ['Bronze working in Mesopotamia', 128000], ['Writing', 120000], ['Uruk has 40,000 residents, 90,000 near', 98000], ['Unification of Egypt', 98000], ['Modern calendar', 90000], ['Polytheistic religions', 90000], ['Early mathematics', 90000], ['Ocean Sailing', 90000], ['Post and Lintel construction', 90000], ['Early currency', 90000], ['Eridu at largest point', 82000], ['Early Sumerian Dynastic Period', 82000]] </text:p>
      <text:p text:style-name="P19">[['First Egyptian Stepped Pyramid', 74000], ['First standing armies', 60000], ['Earliest libraries', 60000]]</text:p>
      <text:p text:style-name="P19"/>
      <text:p text:style-name="P28">The Vanhar of this time are a Bronze-Age culture, without any contact with more advanced societies.</text:p>
      <text:p text:style-name="P12"><text:soft-page-break/><text:line-break/>Architecture</text:p>
      <text:p text:style-name="P12">What major architectural styles are present?</text:p>
      <text:p text:style-name="P20">The few largest cities of the Vanhar were created by the magic of the Forhos in ancient times, thus their architecture is much like that of ancient Waith.</text:p>
      <text:p text:style-name="P20"/>
      <text:p text:style-name="P12"><text:span text:style-name="T17">Without the aid of magic, modern Vanhar structures are much more rudimentary. The </text:span><text:span text:style-name="T18">palaces and large public buildings are still artistically carved, but they cannot achieve the same scale as the magical times.</text:span><text:line-break/></text:p>
      <text:p text:style-name="P17"><text:bookmark-start text:name="7"/>Questions of Faith.<text:bookmark-end text:name="7"/></text:p>
      <text:p text:style-name="P3">Religious Structure</text:p>
      <text:p text:style-name="P12">What are the major religious groups in the region? Repeat this section for each religious group if needed.</text:p>
      <text:p text:style-name="P12"/>
      <text:p text:style-name="P14"><text:tab/><text:span text:style-name="T35">The Alvanists (Followers of Self Perfection)</text:span></text:p>
      <text:p text:style-name="P15"><text:span text:style-name="T19"><text:tab/></text:span><text:span text:style-name="T24">The Alvanists rose to prevalence in the aftermath of the onset of the Usada. When the waith gods vanished from the material plane in the Tessarieve, many thought their deities dead. For some time after this, religion in the Vanhar cities faltered. Some theologian atta, predominantly the atta Endo and Cestarea, spearheaded a new theology: a philosophic religion termed Alvanism. Alvanists believe their deities to be deceased and (at least in part) powerless. Thus, they are supported by no divine continuance. Despite this belief in deceased divinity, many of their ancient cosmological beliefs remain.</text:span><text:line-break/><text:tab/>What is the <text:span text:style-name="T13">type of religion? See “Theism” on Wikipedia.</text:span></text:p>
      <text:p text:style-name="P12"><text:tab/><text:span text:style-name="T24">Alvanism is a combination of defunct dualistic polytheism and transtheism. The ancient dualistic traditions, such as the atta, remain within their ideas of spiritual self perfection, but the sanctity and worship of deities has been primarily replaced by the philosophical pursuit of self actualization </text:span><text:span text:style-name="T25">that is beyond any deity</text:span><text:span text:style-name="T24">.</text:span></text:p>
      <text:p text:style-name="P13"><text:tab/>What are some of their core doctrines, dogmas, beliefs and practices? What <text:tab/>is the overall cosmology and eschatology in religious terms? What does this <text:tab/>religion say about deat<text:span text:style-name="T13">h</text:span>?</text:p>
      <text:p text:style-name="P34"><text:span text:style-name="T20"><text:tab/>Each Waith still seeks to form an atta with another and continue through life as a pair. While this was religiously mandated before, the tradition has remained beyond the original religious significance. </text:span><text:span text:style-name="T21">The philosophical push after the onset of the Usada was accompanied by the practice of self reflection, self awareness, scholarship, and perfection of the self. The cosmology of the Vanhar still preached that, with Celegros destroyed, the Vanhar would be reborn in an endless cycle through Celcerul. </text:span><text:span text:style-name="T22">The self reflection of the Vanhar taught them to embrace their former lives through meditation—they could use their biological dream states to relive, witness, and learn from their past lives. This practice is called, “Traversing the Endless Path”. <text:s/></text:span><text:span text:style-name="T26">This dogma entails significant attention and practice: meditation, physical perfection, scholarship and mental perfection, etc. There are few material sacrifices made, as was done in the old days of waith religion.</text:span></text:p>
      <text:p text:style-name="P34"><text:span text:style-name="T26"><text:tab/>Yet, despite the belief that their deities are dead, part of the Alvanist religion is the pursuit of spiritual perfection. The Alvanist ideal of spiritual perfection mandates an adoration of the sacrifice and deaths of the past deities. In this, formal sacrifices of remembrance are given—but nothing is asked from the deities in return. These sacrifices are significantly more rare than before.</text:span><text:line-break/><text:soft-page-break/><text:tab/>What religious officials are there? Is there a formal clergy? How are they <text:tab/>organized? Are there monastic groups or cults?</text:p>
      <text:p text:style-name="P13"><text:tab/><text:span text:style-name="T22">The leaders of the philosophical revolution during the Usada overturned the defunct clergy and became the new religious leaders. More teachers than anything else, these Vanhar preached in schools and </text:span><text:span text:style-name="T23">monasteries. </text:span><text:span text:style-name="T27">There is little organization within their ranks; local schools might have a hierarchy of teachers and apprentices of the Alvanist faith, but there is no global structure.</text:span></text:p>
      <text:p text:style-name="P8"><text:tab/>What are the most popular rituals or festivals? Is there a set religious <text:tab/>calendar? <text:line-break/><text:tab/><text:span text:style-name="T27">Alvanism has few holidays or festivals. As a new philosophical religion, there are no venerated peoples to celebrate. The few sacred days celebrated are to ritually acknowledge the communion of an Alvanist with their past lives.</text:span></text:p>
      <text:p text:style-name="P8"/>
      <text:p text:style-name="P8"><text:tab/><text:span text:style-name="T37">The </text:span><text:span text:style-name="T36">Encoivists (Followers of the Returned Gods)</text:span></text:p>
      <text:p text:style-name="P8"><text:span text:style-name="T36"><text:tab/></text:span><text:span text:style-name="T38">After the capturing of Passion and the end of the Usada, many Vanhar believed the gods had been reborn, reincarnated within the cycle of life and death. </text:span><text:span text:style-name="T39">The Encoivist movement was a storm within the Vanhar society, coming quickly from the deniers that the gods had ever truly died. The early Encoivists leaders were violent warlords who overtook the cities of the Vanhar after the Ritual of Apythia.</text:span><text:line-break/><text:tab/>What is the <text:span text:style-name="T13">type of religion? See “Theism” on Wikipedia.</text:span></text:p>
      <text:p text:style-name="P37"><text:tab/><text:span text:style-name="T28">Encoivism is distinctly dualistic polytheism.</text:span></text:p>
      <text:p text:style-name="P36"><text:tab/>What are some of their core doctrines, dogmas, beliefs and practices? What <text:tab/>is the overall cosmology and eschatology in religious terms? What does this <text:tab/>religion say about deat<text:span text:style-name="T13">h</text:span>?</text:p>
      <text:p text:style-name="P38"><text:span text:style-name="T26"><text:tab/></text:span><text:span text:style-name="T28">Encoivists are hardcore traditionalists, attempting to adhere strongly to ancient practices. Unfortunately, many ancient practices were lost during the disaster of the Usada. What remained was a bastardized version of ancient </text:span><text:span text:style-name="T29">Waithi.</text:span></text:p>
      <text:p text:style-name="P38"><text:span text:style-name="T29"><text:tab/></text:span><text:span text:style-name="T30">Being reincarnated, a distinction between Encoivist faith and ancient Waithi is that each deity was given a new “face” or form. Thus, each deity formed a new atta with their past self, </text:span><text:span text:style-name="T31">along with any atta between them.</text:span><text:line-break/><text:tab/>What religious officials are there? Is there a formal clergy? How are they <text:tab/>organized? Are there monastic groups or cults?</text:p>
      <text:p text:style-name="P36"><text:tab/><text:span text:style-name="T32">There is a priestly caste that rules society beneath the Encoivist warlords. In many cases, the warlords themselves are the priests.</text:span></text:p>
      <text:p text:style-name="P36"><text:tab/>What are the most popular rituals or festivals? Is there a set religious <text:tab/>calendar?</text:p>
      <text:p text:style-name="P36"><text:tab/><text:span text:style-name="T33">The ancient religious calendar is used. Its festivals and rituals revolve around timely sacrifices to the deities.</text:span></text:p>
      <text:p text:style-name="P8"/>
      <text:p text:style-name="P3">Societal Views</text:p>
      <text:p text:style-name="P3">Are there differing <text:span text:style-name="T13">factions, </text:span>denominations, or sects of the religion? How do they differ?</text:p>
      <text:p text:style-name="P3">What relationship do religious and political leaders have?</text:p>
      <text:p text:style-name="P3"/>
      <text:p text:style-name="P17"><text:bookmark-start text:name="17"/>Questions of Death and Burial.<text:bookmark-end text:name="17"/></text:p>
      <text:p text:style-name="P44"><text:span text:style-name="T9">What does this society do with the </text:span><text:span text:style-name="T11">dead</text:span><text:span text:style-name="T9">?<text:line-break/></text:span><text:span text:style-name="T8">The </text:span><text:span text:style-name="T41">belief in reincarnation prompts the Vanhar to entomb the dead, rather than destroying the body.</text:span></text:p>
      <text:p text:style-name="P43"><text:soft-page-break/><text:span text:style-name="T1"><text:line-break/></text:span><text:span text:style-name="T5">Questions of Magic.</text:span><text:span text:style-name="T1"><text:line-break/>How is magic integrated into society?<text:line-break/></text:span><text:span text:style-name="T12">Magic was used significantly by the ruling class of Ariel before Apythia’s ritual. The mages were highly trained in selective batches, and they worked miracles in society. The early Ariel crafted crops to survive in the Morinuin and built fantastic cities and roads to connect the Vanhar peoples. Divine magic withered because of the access to the arcane, so when Apythia’s Ritual limited arcane magic the Vanhar were left crippled.</text:span></text:p>
      <text:p text:style-name="P43"><text:span text:style-name="T1"/></text:p>
      <text:p text:style-name="P17"><text:bookmark-start text:name="3"/>Questions of Race and Ethnicity.<text:bookmark-end text:name="3"/></text:p>
      <text:p text:style-name="P3">What are the chief races <text:span text:style-name="T14">and ethnic groups </text:span>in the region?</text:p>
      <text:p text:style-name="P29">The Vanhar are the only civilization-building race in the region. The Morinuin of this area is not inhabited by other fëa.</text:p>
      <text:p text:style-name="P29"/>
      <text:p text:style-name="P30">Farther out, remnant Loss’kelvar survive on West Luazil.</text:p>
      <text:p text:style-name="P3">What are typical attitudes of the native (or majority) ethnos to immigrants and other ethnicities?</text:p>
      <text:p text:style-name="P3"/>
      <text:p text:style-name="P17"><text:bookmark-start text:name="5"/>Questions of Customs and Social Life.<text:bookmark-end text:name="5"/></text:p>
      <text:p text:style-name="P4">When and how does someone go from child to adult?</text:p>
      <text:p text:style-name="P31">At physical maturity, a rite of passage is traditionally undertaken.</text:p>
      <text:p text:style-name="P32">At emotional maturity, a Vanhar joins in an atta.</text:p>
      <text:p text:style-name="P4"/>
      <text:p text:style-name="P41">Who inherits property? Titles? Position?<text:line-break/>What are the most popular games? How important are they?<text:line-break/></text:p>
      <text:p text:style-name="P3">Social Division</text:p>
      <text:p text:style-name="P3">What social classes or divisions exist in this society?<text:line-break/></text:p>
      <text:p text:style-name="P3">Clothing and Fashion</text:p>
      <text:p text:style-name="P5">What kind of clothes do people wear?</text:p>
      <text:p text:style-name="P5">How do people react to tattoos? Piercings? Facial hair? Cosmetics?<text:line-break/><text:line-break/>Entertainments<text:line-break/>What other major forms of entertainment are there?<text:line-break/></text:p>
      <text:p text:style-name="P17"><text:bookmark-start text:name="9"/>Questions of Art.<text:bookmark-end text:name="9"/></text:p>
      <text:p text:style-name="P3">What are the favorite and least favorite artforms of the society?</text:p>
      <text:p text:style-name="P1"/>
      <text:p text:style-name="P17"><text:bookmark-start text:name="18"/>Questions of Government.<text:bookmark-end text:name="18"/></text:p>
      <text:p text:style-name="P9">What is the form of government? How is it structured? How is government chosen?<text:line-break/>What are some of the most fundamental policies of the government?<text:line-break/>What is the country’s general foreign policy?</text:p>
      <text:p text:style-name="P22"><text:span text:style-name="T2">What is the country’s justice system like?</text:span><text:span text:style-name="T1"><text:line-break/><text:line-break/>City Watch &amp; Sheriffs<text:line-break/></text:span><text:soft-page-break/><text:span text:style-name="T1">Is there a civilian police force, or is law enforcement the province of the military?<text:line-break/>Is the police force a nationalized one, or are there multiple regional forces?</text:span></text:p>
      <text:p text:style-name="P6"/>
      <text:p text:style-name="P17"><text:bookmark-start text:name="19"/>Questions of Warfare.<text:bookmark-end text:name="19"/></text:p>
      <text:p text:style-name="P3">Does the country have an armed force? What types? What size?<text:line-break/>What form of warfare does this society use?<text:line-break/>Who are the elite warriors? What distinguishes them?<text:line-break/></text:p>
      <text:p text:style-name="P16"><text:bookmark-start text:name="11"/>Questions of Health.<text:bookmark-end text:name="11"/></text:p>
      <text:p text:style-name="P7">What is the average life expectancy?</text:p>
      <text:p text:style-name="P23"><text:span text:style-name="T3">Describe this society’s healthcare and sanitation.</text:span><text:span text:style-name="T1"><text:line-break/></text:span></text:p>
      <text:p text:style-name="P16"><text:bookmark-start text:name="13"/>Questions of Education.<text:bookmark-end text:name="13"/></text:p>
      <text:p text:style-name="P1">Describe the education of the society’s people<text:line-break/>Between which ages does education happen?<text:line-break/>Does this society have its own language? Its own writing system?<text:line-break/>How common is literacy? How is literacy viewed?<text:line-break/></text:p>
      <text:p text:style-name="P16"><text:bookmark-start text:name="15"/>Questions of Transportation and Communications.<text:bookmark-end text:name="15"/></text:p>
      <text:p text:style-name="P1">What are the roads like? How do they vary from place to place?<text:line-break/></text:p>
      <text:p text:style-name="P16"><text:bookmark-start text:name="16"/>Questions of Economics.<text:bookmark-end text:name="16"/></text:p>
      <text:p text:style-name="P21"><text:span text:style-name="T1">What is the local economy based on </text:span><text:span text:style-name="T4">(money, labor, fiat)</text:span><text:span text:style-name="T1">?<text:line-break/>How is wealth distributed?<text:line-break/>What do people expect from their government in return for the taxes pai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02-16T18:08:48.692126997</dc:date>
    <meta:editing-cycles>80</meta:editing-cycles>
    <meta:editing-duration>PT7H48M30S</meta:editing-duration>
    <meta:generator>LibreOffice/6.4.7.2$Linux_X86_64 LibreOffice_project/40$Build-2</meta:generator>
    <meta:document-statistic meta:table-count="0" meta:image-count="0" meta:object-count="0" meta:page-count="5" meta:paragraph-count="76" meta:word-count="1770" meta:character-count="11648" meta:non-whitespace-character-count="99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